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0" fo:widows="0"/>
      <style:text-properties fo:color="#ff0000" fo:font-weight="bold" style:font-weight-asian="bold"/>
    </style:style>
    <style:style style:name="P4" style:family="paragraph" style:parent-style-name="Standard">
      <style:text-properties fo:font-weight="bold" style:font-weight-asian="bold"/>
    </style:style>
    <style:style style:name="P5" style:family="paragraph" style:parent-style-name="Standard">
      <style:paragraph-properties fo:orphans="0" fo:widows="0"/>
      <style:text-properties fo:font-weight="bold" style:font-weight-asian="bold"/>
    </style:style>
    <style:style style:name="P6" style:family="paragraph" style:parent-style-name="Standard">
      <style:text-properties fo:color="#ff00ff"/>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7">
      <style:paragraph-properties fo:margin-left="0.5in" fo:margin-right="0in" fo:text-indent="-0.25in" style:auto-text-indent="false"/>
    </style:style>
    <style:style style:name="P9" style:family="paragraph" style:parent-style-name="Standard" style:list-style-name="WWNum9">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7">
      <style:paragraph-properties fo:margin-left="1in" fo:margin-right="0in" fo:text-indent="-0.25in" style:auto-text-indent="false"/>
    </style:style>
    <style:style style:name="P18" style:family="paragraph" style:parent-style-name="Standard" style:list-style-name="WWNum9">
      <style:paragraph-properties fo:margin-left="1in" fo:margin-right="0in" fo:text-indent="-0.25in" style:auto-text-indent="false"/>
    </style:style>
    <style:style style:name="P19" style:family="paragraph" style:parent-style-name="Standard" style:list-style-name="WWNum5">
      <style:paragraph-properties fo:margin-left="1in" fo:margin-right="0in" fo:text-indent="-0.25in" style:auto-text-indent="false"/>
    </style:style>
    <style:style style:name="P20" style:family="paragraph" style:parent-style-name="Standard" style:list-style-name="WWNum8">
      <style:paragraph-properties fo:margin-left="1in" fo:margin-right="0in" fo:text-indent="-0.25in" style:auto-text-indent="false"/>
    </style:style>
    <style:style style:name="P21" style:family="paragraph" style:parent-style-name="Standard" style:list-style-name="WWNum2">
      <style:paragraph-properties fo:margin-left="1in" fo:margin-right="0in" fo:text-indent="-0.25in" style:auto-text-indent="false"/>
    </style:style>
    <style:style style:name="P22" style:family="paragraph" style:parent-style-name="Standard" style:master-page-name="Standard">
      <style:paragraph-properties fo:orphans="0" fo:widows="0" style:page-number="1"/>
    </style:style>
    <style:style style:name="P23"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50811328" text:id="ct50811328">
          <text:insertion>
            <office:change-info>
              <dc:creator>RTheren</dc:creator>
              <dc:date>2019-06-17T20:44:50</dc:date>
            </office:change-info>
          </text:insertion>
        </text:changed-region>
        <text:changed-region xml:id="ct50683120" text:id="ct50683120">
          <text:insertion>
            <office:change-info>
              <dc:creator>RTheren</dc:creator>
              <dc:date>2019-06-17T20:45:36</dc:date>
            </office:change-info>
          </text:insertion>
        </text:changed-region>
        <text:changed-region xml:id="ct51448688" text:id="ct51448688">
          <text:insertion>
            <office:change-info>
              <dc:creator>RTheren</dc:creator>
              <dc:date>2019-06-18T06:48:27</dc:date>
            </office:change-info>
          </text:insertion>
        </text:changed-region>
        <text:changed-region xml:id="ct50733504" text:id="ct50733504">
          <text:insertion>
            <office:change-info>
              <dc:creator>RTheren</dc:creator>
              <dc:date>2019-06-18T16:29: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LGCWDW <text:s/>- </text:span><text:span text:style-name="T2">????????? <text:s text:c="2"/></text:span></text:p>
      <text:p text:style-name="P1"><text:span text:style-name="T7">Colour key - </text:span><text:span text:style-name="T8">Venn</text:span><text:span text:style-name="T7"> </text:span><text:span text:style-name="T11">Pedro </text:span><text:span text:style-name="T3">Jill</text:span></text:p>
      <text:p text:style-name="P3"/>
      <text:p text:style-name="P1"><text:span text:style-name="T7">The Jill</text:span></text:p>
      <text:p text:style-name="P1"><text:a xlink:type="simple" xlink:href="https://meet.jit.si/jordan9000#config.disableAP=true&amp;config.disableAEC=true&amp;config.disableAGC=true" text:style-name="ListLabel_20_91" text:visited-style-name="ListLabel_20_91"><text:span text:style-name="T14">https://meet.jit.si/jordan9000#config.disableAP=true&amp;config.disableAEC=true&amp;config.disableAGC=true</text:span></text:a></text:p>
      <text:p text:style-name="P5"/>
      <text:p text:style-name="P1"><text:span text:style-name="T7">The Pedro </text:span></text:p>
      <text:p text:style-name="P1"><text:a xlink:type="simple" xlink:href="https://meet.jit.si/pedro9000#config.disableAP=true&amp;config.disableAEC=true&amp;config.disableAGC=true" text:style-name="ListLabel_20_91" text:visited-style-name="ListLabel_20_91"><text:span text:style-name="T14">https://meet.jit.si/pedro9000#config.disableAP=true&amp;config.disableAEC=true&amp;config.disableAGC=true</text:span></text:a></text:p>
      <text:p text:style-name="P3"/>
      <text:p text:style-name="P1"><draw:rect text:anchor-type="as-char" style:rel-width="100%" draw:z-index="0" draw:style-name="gr1" draw:text-style-name="P23"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3" svg:width="0.0012in" svg:height="0.0213in"><text:p/></draw:rect></text:p>
      <text:p text:style-name="P1"><text:span text:style-name="T4">Patreons:</text:span><text:span text:style-name="T16"> Post story suggestions </text:span><text:span text:style-name="T17">HAR</text:span><text:span text:style-name="T18">!</text:span></text:p>
      <text:p text:style-name="P1">0.<text:change-start text:change-id="ct50811328"/> <text:s/>AMD puts few lines of code for Navi GPUs: (RTheren)<text:line-break/>https://www.phoronix.com/scan.php?page=news_item&amp;px=AMD-Navi-10-Linux-Kernel-Patch<text:change-end text:change-id="ct50811328"/></text:p>
      <text:p text:style-name="P1">1.<text:change-start text:change-id="ct50683120"/> <text:s/>SysvInit is not dead: (RTheren)<text:line-break/><text:tab/><text:a xlink:type="simple" xlink:href="https://www.patreon.com/posts/27654007" text:style-name="ListLabel_20_92" text:visited-style-name="ListLabel_20_92">https://www.patreon.com/posts/27654007</text:a></text:p>
      <text:p text:style-name="P1"><text:tab/><text:a xlink:type="simple" xlink:href="https://lists.nongnu.org/archive/html/sysvinit-devel/2019-06/msg00000.html" text:style-name="ListLabel_20_92" text:visited-style-name="ListLabel_20_92">https://lists.nongnu.org/archive/html/sysvinit-devel/2019-06/msg00000.html</text:a> <text:change-end text:change-id="ct50683120"/></text:p>
      <text:p text:style-name="P1">2.<text:change-start text:change-id="ct51448688"/> Crash Linux with TCP: (RTheren)</text:p>
      <text:p text:style-name="P1"><text:soft-page-break/><text:a xlink:type="simple" xlink:href="https://www.theregister.co.uk/2019/06/17/linux_tcp_sack_kernel_crash/" text:style-name="ListLabel_20_92" text:visited-style-name="ListLabel_20_92">https://www.theregister.co.uk/2019/06/17/linux_tcp_sack_kernel_crash/</text:a></text:p>
      <text:p text:style-name="P1">CVE-2019-11477</text:p>
      <text:p text:style-name="P1"><text:change-end text:change-id="ct51448688"/></text:p>
      <text:p text:style-name="P1">3.<text:change-start text:change-id="ct50733504"/> Ubuntu dropping i386 from 19.10: (RTheren):<text:line-break/>https://discourse.ubuntu.com/t/i386-architecture-will-be-dropped-starting-with-eoan-ubuntu-19-10/11263/2<text:change-end text:change-id="ct50733504"/></text:p>
      <text:p text:style-name="P1">4.</text:p>
      <text:p text:style-name="P1">5.</text:p>
      <text:p text:style-name="P1"><draw:rect text:anchor-type="as-char" style:rel-width="100%" draw:z-index="2" draw:style-name="gr1" draw:text-style-name="P23" svg:width="0.0012in" svg:height="0.0213in"><text:p/></draw:rect></text:p>
      <text:p text:style-name="Standard"><text:span text:style-name="T2">Rundown: You know the drill </text:span></text:p>
      <text:p text:style-name="Standard"/>
      <text:p text:style-name="Standard"/>
      <text:p text:style-name="P5"/>
      <text:p text:style-name="P1"><draw:rect text:anchor-type="as-char" style:rel-width="100%" draw:z-index="3" draw:style-name="gr1" draw:text-style-name="P23" svg:width="0.0012in" svg:height="0.0213in"><text:p/></draw:rect></text:p>
      <text:p text:style-name="P1"><text:span text:style-name="T7">What we’re up to :</text:span></text:p>
      <text:p text:style-name="P1"><text:span text:style-name="T7">V - Got in a fight with pulseaudio on the optiplex boxes. Also, discovered a magic unicorn video device. Updated behind the scenes studio tour for patreons. </text:span></text:p>
      <text:p text:style-name="P1"><text:span text:style-name="T7">J - Enjoyed watching video coverage from the SouthEast LinuxFest last weekend from fellow podcasters The Ask Noah show, Big Daddy Linux Live and Destination Linux.</text:span></text:p>
      <text:p text:style-name="P1"><text:span text:style-name="T7">P - </text:span></text:p>
      <text:p text:style-name="Standard"><draw:rect text:anchor-type="as-char" style:rel-width="100%" draw:z-index="4" draw:style-name="gr1" draw:text-style-name="P23" svg:width="0.0012in" svg:height="0.0213in"><text:p/></draw:rect></text:p>
      <text:p text:style-name="Standard">News</text:p>
      <text:p text:style-name="P4"/>
      <text:p text:style-name="Standard"><text:span text:style-name="T11">Linux network dos </text:span></text:p>
      <text:p text:style-name="Standard"><text:a xlink:type="simple" xlink:href="https://www.bleepingcomputer.com/news/security/multiple-linux-and-freebsd-dos-vulnerabilities-found-by-netflix/" text:style-name="ListLabel_20_93" text:visited-style-name="ListLabel_20_93"><text:span text:style-name="T15">https://www.bleepingcomputer.com/news/security/multiple-linux-and-freebsd-dos-vulnerabilities-found-by-netflix/</text:span></text:a></text:p>
      <text:list xml:id="list758153029" text:style-name="WWNum6">
        <text:list-item>
          <text:p text:style-name="P7"><text:soft-page-break/><text:span text:style-name="T9">To check if you are vulnerable: </text:span>sysctl net.ipv4.tcp_sack</text:p>
        </text:list-item>
        <text:list-item>
          <text:p text:style-name="P7">sysctl -w net.ipv4.tcp_sack=0<text:span text:style-name="T9"> until the patch is applied to your kernel.</text:span></text:p>
        </text:list-item>
        <text:list-item>
          <text:p text:style-name="P7"><text:span text:style-name="T12">This is an actual problem.</text:span></text:p>
        </text:list-item>
        <text:list-item>
          <text:p text:style-name="P7"><text:span text:style-name="T12">This is an exploit which can be triggered remotely and cause a kernel panic.</text:span></text:p>
        </text:list-item>
        <text:list-item>
          <text:p text:style-name="P7"><text:span text:style-name="T12">Denial of Service may be minimal, when compared to other malware, but this one we know how it’s being exploited and it’s done remotely.</text:span></text:p>
        </text:list-item>
      </text:list>
      <text:p text:style-name="Standard"/>
      <text:p text:style-name="P1"><text:span text:style-name="T8">Ubuntu dropping i386 from 19.10</text:span><text:span text:style-name="T7">: (RTheren):</text:span><text:line-break/><text:a xlink:type="simple" xlink:href="https://discourse.ubuntu.com/t/i386-architecture-will-be-dropped-starting-with-eoan-ubuntu-19-10/11263/2" text:style-name="ListLabel_20_93" text:visited-style-name="ListLabel_20_93"><text:span text:style-name="T15">https://discourse.ubuntu.com/t/i386-architecture-will-be-dropped-starting-with-eoan-ubuntu-19-10/11263/2</text:span></text:a></text:p>
      <text:p text:style-name="P1"><text:a xlink:type="simple" xlink:href="https://www.omgubuntu.co.uk/2019/06/ubuntu-is-dropping-all-32-bit-support-going-forward" text:style-name="ListLabel_20_93" text:visited-style-name="ListLabel_20_93"><text:span text:style-name="T15">https://www.omgubuntu.co.uk/2019/06/ubuntu-is-dropping-all-32-bit-support-going-forward</text:span></text:a></text:p>
      <text:list xml:id="list265689420" text:style-name="WWNum7">
        <text:list-item>
          <text:p text:style-name="P8"><text:span text:style-name="T9">So, this is dropping ALL THE THINGS, apparently. </text:span></text:p>
        </text:list-item>
        <text:list-item>
          <text:p text:style-name="P8"><text:span text:style-name="T9">I imagine some people will have a problem with this. </text:span></text:p>
        </text:list-item>
        <text:list-item>
          <text:p text:style-name="P8"><text:span text:style-name="T9">RIP games. </text:span></text:p>
        </text:list-item>
        <text:list-item>
          <text:p text:style-name="P8">“…there are a number of ways that 32-bit applications can continue to be made available to users of later Ubuntu releases.” - Will Cooke</text:p>
          <text:list>
            <text:list-item>
              <text:p text:style-name="P17"><text:span text:style-name="T12">If you’re turning this whole thing into a desperate way to shove snaps down people’s throats, I can assure you it won’t end well.</text:span></text:p>
            </text:list-item>
          </text:list>
        </text:list-item>
        <text:list-item>
          <text:p text:style-name="P8"><text:span text:style-name="T12">Depending on what they actually do, this could turn into a poopstorm the likes of which only the Unity desktop has seen thus far.</text:span></text:p>
        </text:list-item>
        <text:list-item>
          <text:p text:style-name="P8"><text:span text:style-name="T9">To play the FSM's advocate, this is something that will eventually need to be done. </text:span></text:p>
        </text:list-item>
        <text:list-item>
          <text:p text:style-name="P8"><text:span text:style-name="T9">Much like Wayland, someone has to take the first wave of bullets. </text:span></text:p>
        </text:list-item>
        <text:list-item>
          <text:p text:style-name="P8"><text:span text:style-name="T9">It’s one way to accelerate finding out what that future looks like.</text:span></text:p>
        </text:list-item>
        <text:list-item>
          <text:p text:style-name="P8"><text:span text:style-name="T5">We have been talking about Ubuntu 18.04 LTS being the last release to support i386 so we knew this was coming.</text:span></text:p>
        </text:list-item>
        <text:list-item>
          <text:p text:style-name="P8"><text:span text:style-name="T5">Also Linus deprecated i386 from the Linux 3.8 kernel back in 2012.</text:span></text:p>
        </text:list-item>
      </text:list>
      <text:p text:style-name="Standard"/>
      <text:p text:style-name="Standard"><text:span text:style-name="T8">Chrome Snap</text:span></text:p>
      <text:p text:style-name="Standard"><text:soft-page-break/><text:a xlink:type="simple" xlink:href="https://www.linuxuprising.com/2019/06/ubuntu-devs-testing-chromium-browser.html" text:style-name="ListLabel_20_93" text:visited-style-name="ListLabel_20_93"><text:span text:style-name="T15">https://www.linuxuprising.com/2019/06/ubuntu-devs-testing-chromium-browser.html</text:span></text:a></text:p>
      <text:list xml:id="list4163124438" text:style-name="WWNum9">
        <text:list-item>
          <text:p text:style-name="P9"><text:span text:style-name="T5">I am really concerned about how well Jitsi, that we use here at LinuxGameCast, and other WebRTC services will run in a Chromium Browser snap.</text:span></text:p>
          <text:list>
            <text:list-item>
              <text:p text:style-name="P18"><text:span text:style-name="T9">I’m not.</text:span></text:p>
            </text:list-item>
            <text:list-item>
              <text:p text:style-name="P18"><text:span text:style-name="T9">Removing Snap is step #1 of any Ubuntu install. </text:span></text:p>
            </text:list-item>
          </text:list>
        </text:list-item>
        <text:list-item>
          <text:p text:style-name="P9"><text:span text:style-name="T5">I know that the Discord app has issues with audio/video conferencing in the Snap app, let alone problems natively with the Electron app.</text:span></text:p>
        </text:list-item>
        <text:list-item>
          <text:p text:style-name="P9"><text:span text:style-name="T12">I get it from the security standpoint.</text:span></text:p>
        </text:list-item>
        <text:list-item>
          <text:p text:style-name="P9"><text:span text:style-name="T12">Thing is, I don’t need Chromium stuff using even more RAM than they already do, or giving it any excuse to be any slower.</text:span></text:p>
        </text:list-item>
        <text:list-item>
          <text:p text:style-name="P9"><text:span text:style-name="T9">This is a “firm” plan that’s not being debated. </text:span></text:p>
        </text:list-item>
        <text:list-item>
          <text:p text:style-name="P9"><text:span text:style-name="T9">Looks like I’m not the only one who enjoys testing in production. </text:span></text:p>
        </text:list-item>
      </text:list>
      <text:p text:style-name="Standard"/>
      <text:p text:style-name="Standard"><text:span text:style-name="T3">Riscv64 Debian port</text:span></text:p>
      <text:p text:style-name="Standard"><text:a xlink:type="simple" xlink:href="https://people.debian.org/~mafm/posts/2019/20190617_debian-gnulinux-riscv64-port-in-mid-2019/" text:style-name="ListLabel_20_93" text:visited-style-name="ListLabel_20_93"><text:span text:style-name="T15">https://people.debian.org/~mafm/posts/2019/20190617_debian-gnulinux-riscv64-port-in-mid-2019/</text:span></text:a></text:p>
      <text:list xml:id="list2093715739" text:style-name="WWNum10">
        <text:list-item>
          <text:p text:style-name="P10"><text:span text:style-name="T5">Here is an update on the status of the riscv64 Debian port.</text:span></text:p>
        </text:list-item>
        <text:list-item>
          <text:p text:style-name="P10"><text:span text:style-name="T5">90% of the packages have been transitioned to the riscv64 port, with the exception of RUST applications, which includes Firefox, and LLVM applications.</text:span></text:p>
        </text:list-item>
        <text:list-item>
          <text:p text:style-name="P10"><text:span text:style-name="T5">There are over 500 packages from the Rust ecosystem in the Debian archive, which makes up about 4% of the archive, and they can’t be converted until there is Rust support for RISC-V.</text:span></text:p>
        </text:list-item>
        <text:list-item>
          <text:p text:style-name="P10"><text:span text:style-name="T5">Debian is the swiss army knife of distros and because of its RISC genealogy and continued support for the RISC architecture, such as with SPARC and DEC Alpha, the RISC-V transition is much further along and is one of the reasons that Debian is so well suited for it.</text:span></text:p>
        </text:list-item>
        <text:list-item>
          <text:p text:style-name="P10"><text:span text:style-name="T12">Having the software support in place when the price eventually drops to something that’s not completely mental is probably a very good idea.</text:span></text:p>
        </text:list-item>
      </text:list>
      <text:p text:style-name="P2"/>
      <text:p text:style-name="Standard"><text:span text:style-name="T3">GIMP 2.10.12</text:span></text:p>
      <text:p text:style-name="Standard"><text:a xlink:type="simple" xlink:href="https://www.gimp.org/news/2019/06/12/gimp-2-10-12-released/" text:style-name="ListLabel_20_93" text:visited-style-name="ListLabel_20_93"><text:span text:style-name="T15">https://www.gimp.org/news/2019/06/12/gimp-2-10-12-released/</text:span></text:a></text:p>
      <text:list xml:id="list2851227137" text:style-name="WWNum5">
        <text:list-item>
          <text:p text:style-name="P11"><text:span text:style-name="T5">GIMP 2.10.12 has been released, and a lot of bugs have been fixed since the major refactoring of GIMP 2.10.10.</text:span></text:p>
        </text:list-item>
        <text:list-item>
          <text:p text:style-name="P11"><text:soft-page-break/><text:span text:style-name="T5">This release has some cool new features.</text:span></text:p>
          <text:list>
            <text:list-item>
              <text:p text:style-name="P19"><text:span text:style-name="T5">The Curves tool has had a major update and now has the ability to use numeric input to set coordinates of points on a curve for more accuracy.</text:span></text:p>
            </text:list-item>
            <text:list-item>
              <text:p text:style-name="P19"><text:span text:style-name="T5">A new sharp or corner control point has been added to the Curves tool so now you can combine sharp and smooth points on a single curve for greater flexibility of editing.</text:span></text:p>
            </text:list-item>
            <text:list-item>
              <text:p text:style-name="P19"><text:span text:style-name="T5">The TIFF format now has layer support when exporting, instead of having to be merged, so now you have another way to import layers into other programs.</text:span></text:p>
            </text:list-item>
          </text:list>
        </text:list-item>
        <text:list-item>
          <text:p text:style-name="P11"><text:span text:style-name="T12">They’re still looking for Windows and Mac developers, because no one in the team apparently uses those operating systems.</text:span></text:p>
        </text:list-item>
      </text:list>
      <text:p text:style-name="Standard"/>
      <text:p text:style-name="Standard"><text:span text:style-name="T11">Deluge 2</text:span></text:p>
      <text:p text:style-name="Standard"><text:a xlink:type="simple" xlink:href="https://itsfoss.com/deluge-2-release/" text:style-name="ListLabel_20_93" text:visited-style-name="ListLabel_20_93"><text:span text:style-name="T15">https://itsfoss.com/deluge-2-release/</text:span></text:a></text:p>
      <text:list xml:id="list67878588" text:style-name="WWNum8">
        <text:list-item>
          <text:p text:style-name="P12"><text:span text:style-name="T5">This is a major release of Deluge, and includes performance updates of load times when handling thousands of torrents.</text:span></text:p>
          <text:list>
            <text:list-item>
              <text:p text:style-name="P20"><text:span text:style-name="T5">This was my complaint from the original release of Deluge and the other torrent clients that I have used, slow loading times!</text:span></text:p>
            </text:list-item>
          </text:list>
        </text:list-item>
        <text:list-item>
          <text:p text:style-name="P12"><text:span text:style-name="T5">I have also used Transmission, Vuze, WebTorrent, qBittorrent and the command line torrent client rTorrent.</text:span></text:p>
        </text:list-item>
        <text:list-item>
          <text:p text:style-name="P12"><text:span text:style-name="T9">I have found deluge quite reliable for my Linux ISO downloading needs. </text:span></text:p>
        </text:list-item>
        <text:list-item>
          <text:p text:style-name="P12"><text:span text:style-name="T12">Transmission.</text:span></text:p>
        </text:list-item>
        <text:list-item>
          <text:p text:style-name="P12"><text:span text:style-name="T12">If I’m downloading Linux ISOs I just need them to be downloaded, I don’t want an entire software suite ringing bells and blowing whistles around it. </text:span></text:p>
          <text:list>
            <text:list-item>
              <text:p text:style-name="P20"><text:span text:style-name="T9">Said the guy running KDE for a DM. </text:span></text:p>
            </text:list-item>
          </text:list>
        </text:list-item>
      </text:list>
      <text:p text:style-name="P6"/>
      <text:p text:style-name="Standard"><text:span text:style-name="T8">Microsoft alternatives project</text:span></text:p>
      <text:p text:style-name="Standard"><text:a xlink:type="simple" xlink:href="https://home.cern/news/news/computing/microsoft-alternatives-project-malt" text:style-name="ListLabel_20_93" text:visited-style-name="ListLabel_20_93"><text:span text:style-name="T15">https://home.cern/news/news/computing/microsoft-alternatives-project-malt</text:span></text:a></text:p>
      <text:list xml:id="list3608912920" text:style-name="WWNum4">
        <text:list-item>
          <text:p text:style-name="P13"><text:span text:style-name="T5">CERN has been paying attention to what is going on over at NASA and SpaceX and seeing the progressive nature of open source.</text:span></text:p>
        </text:list-item>
        <text:list-item>
          <text:p text:style-name="P13"><text:span text:style-name="T9">Indeed, and this does not look like a bargaining move by CERN to get a better deal from MS. <text:s/></text:span></text:p>
        </text:list-item>
        <text:list-item>
          <text:p text:style-name="P13"><text:span text:style-name="T12">I look forward to CERN basically turning Cent into a proper enterprise desktop OS.</text:span></text:p>
        </text:list-item>
        <text:list-item>
          <text:p text:style-name="P13"><text:soft-page-break/><text:span text:style-name="T9">It’s also a unique opportunity for CERN to demonstrate that building core services can be done without vendor and data lock-in.</text:span></text:p>
        </text:list-item>
        <text:list-item>
          <text:p text:style-name="P13"><text:span text:style-name="T9">CERN launched MALT last year ago to investigate the migration from Microsoft (and other) commercial software to open source.</text:span></text:p>
        </text:list-item>
        <text:list-item>
          <text:p text:style-name="P13"><text:span text:style-name="T9">I’m guessing this all boils down to them wanting to get away from Skype for business /s. </text:span></text:p>
        </text:list-item>
      </text:list>
      <text:p text:style-name="Standard"/>
      <text:p text:style-name="Standard"><text:span text:style-name="T11">3 flavour Linux</text:span></text:p>
      <text:p text:style-name="Standard"><text:a xlink:type="simple" xlink:href="https://www.engadget.com/2017/05/11/microsoft-will-offer-3-flavors-of-linux-on-the-windows-store/" text:style-name="ListLabel_20_93" text:visited-style-name="ListLabel_20_93"><text:span text:style-name="T15">https://www.engadget.com/2017/05/11/microsoft-will-offer-3-flavors-of-linux-on-the-windows-store</text:span></text:a></text:p>
      <text:list xml:id="list3045033420" text:style-name="WWNum1">
        <text:list-item>
          <text:p text:style-name="P14"><text:span text:style-name="T9">Wouldn’t you just love a time machine so you could mess with your year 2000 self… after you hand over the lotto numbers.</text:span><text:span text:style-name="T5"> </text:span></text:p>
        </text:list-item>
        <text:list-item>
          <text:p text:style-name="P14"><text:span text:style-name="T5">I actually remember someone laughing at me when I said Linux would rule the world back in the late 1990’s. <text:s/></text:span></text:p>
        </text:list-item>
        <text:list-item>
          <text:p text:style-name="P14"><text:span text:style-name="T5">Now I am the one laughing ;-D</text:span></text:p>
        </text:list-item>
        <text:list-item>
          <text:p text:style-name="P14"><text:span text:style-name="T12">Oh, 2 whole RPM distros!</text:span></text:p>
        </text:list-item>
      </text:list>
      <text:p text:style-name="Standard"/>
      <text:p text:style-name="Standard"><text:span text:style-name="T3">Interview with Ted Gould, co-founder of Inkscape</text:span></text:p>
      <text:p text:style-name="Standard"><text:span text:style-name="T5">DSC_0007.MOV in 03--Saturday Interview with Alan's Camera Folder</text:span></text:p>
      <text:list xml:id="list863131413" text:style-name="WWNum2">
        <text:list-item>
          <text:p text:style-name="P15"><text:span text:style-name="T5">SCaLE 17x interview with Ted Gould co-founder of Inkscape talking about the upcoming Inkscape 1.0 release which is now in alpha.</text:span></text:p>
        </text:list-item>
        <text:list-item>
          <text:p text:style-name="P15"><text:span text:style-name="T5">Not only was there an Inkscape Hackfast in conjunction with SCaLE 17x and several talks, but recently there was an Inkscape workshop meetup at the Libre Graphics Meeting 2019 convention held in Germany where they showed off the new features of upcoming Inkscape 1.0.</text:span></text:p>
          <text:list>
            <text:list-item>
              <text:p text:style-name="P21"><text:a xlink:type="simple" xlink:href="https://inkscape.org/news/2019/03/31/inkscapes-scale17x-hackfest-2019-launched-plans-10/" text:style-name="ListLabel_20_93" text:visited-style-name="ListLabel_20_93"><text:span text:style-name="T15">https://inkscape.org/news/2019/03/31/inkscapes-scale17x-hackfest-2019-launched-plans-10/</text:span></text:a></text:p>
            </text:list-item>
          </text:list>
        </text:list-item>
        <text:list-item>
          <text:p text:style-name="P15"><text:span text:style-name="T5">Inkscape is always looking for contributions, testers and donations. <text:s/>So download the Inkscape1.0 Alpha AppImage and have fun!</text:span></text:p>
          <text:list>
            <text:list-item>
              <text:p text:style-name="P21"><text:a xlink:type="simple" xlink:href="https://inkscape.org/release/inkscape-1.0alpha0/gnulinux/appimage/" text:style-name="ListLabel_20_93" text:visited-style-name="ListLabel_20_93"><text:span text:style-name="T15">https://inkscape.org/release/inkscape-1.0alpha0/gnulinux/appimage/</text:span></text:a></text:p>
            </text:list-item>
          </text:list>
        </text:list-item>
      </text:list>
      <text:p text:style-name="Standard"/>
      <text:p text:style-name="Standard"/>
      <text:p text:style-name="Standard"><draw:rect text:anchor-type="as-char" style:rel-width="100%" draw:z-index="5" draw:style-name="gr1" draw:text-style-name="P23" svg:width="0.0012in" svg:height="0.0213in"><text:p/></draw:rect></text:p>
      <text:p text:style-name="Standard"><text:soft-page-break/>Plugs</text:p>
      <text:p text:style-name="Standard"/>
      <text:p text:style-name="Standard">Adam (new)</text:p>
      <text:p text:style-name="Standard"/>
      <text:p text:style-name="Standard">If you get a chance, share the show. </text:p>
      <text:p text:style-name="Standard"><draw:rect text:anchor-type="as-char" style:rel-width="100%" draw:z-index="6" draw:style-name="gr1" draw:text-style-name="P23" svg:width="0.0012in" svg:height="0.0213in"><text:p/></draw:rect></text:p>
      <text:p text:style-name="Standard">Slice of Pi</text:p>
      <text:p text:style-name="Standard"/>
      <text:p text:style-name="Standard"><text:span text:style-name="T3">Nano Piserve 2</text:span></text:p>
      <text:p text:style-name="Standard"><text:a xlink:type="simple" xlink:href="https://n-o-d-e.net/nano_server2.html" text:style-name="ListLabel_20_93" text:visited-style-name="ListLabel_20_93"><text:span text:style-name="T15">https://n-o-d-e.net/nano_server2.html</text:span></text:a></text:p>
      <text:list xml:id="list2601181154" text:style-name="WWNum3">
        <text:list-item>
          <text:p text:style-name="P16"><text:span text:style-name="T5">We talked about The NODE Mini Server V2 using a Raspberry Pi 3, a 2.5 inch hard drive, and other components inside a tiny 3D-printed case in May.</text:span></text:p>
        </text:list-item>
        <text:list-item>
          <text:p text:style-name="P16"><text:span text:style-name="T5">Now here is The Node Nano Server V2 using a universal adapter which transforms a Raspberry Pi Zero W, into a tiny network connected server.</text:span></text:p>
        </text:list-item>
        <text:list-item>
          <text:p text:style-name="P16"><text:span text:style-name="T5">Simply plug it into a wall outlet for use as a compact server that you can use for decentralized web applications, as a Pi-hole, as a NAS, as a mini home entertainment PC or whatever else you like.</text:span></text:p>
        </text:list-item>
        <text:list-item>
          <text:p text:style-name="P16"><text:span text:style-name="T5">Currently the Nano Server Kit and pre assembled Nano Servers are sold out, but more are on the way.</text:span></text:p>
        </text:list-item>
      </text:list>
      <text:p text:style-name="Standard"/>
      <text:p text:style-name="Standard"><draw:rect text:anchor-type="as-char" style:rel-width="100%" draw:z-index="7" draw:style-name="gr1" draw:text-style-name="P23" svg:width="0.0012in" svg:height="0.0213in"><text:p/></draw:rect></text:p>
      <text:p text:style-name="Standard">Feedback</text:p>
      <text:p text:style-name="Standard"/>
      <text:p text:style-name="Standard">Hey, if you like our brand of nonsense and believe in supporting independent media do what Adam did, become a Patreon.</text:p>
      <text:p text:style-name="Standard"/>
      <text:p text:style-name="Standard">Adam now has access to our Discord, behind the scenes production meetings, plus early access to uncut vods.</text:p>
      <text:p text:style-name="Standard"><text:soft-page-break/></text:p>
      <text:p text:style-name="Standard">We also have shirts, buy, like, 500 of them so we can get that fancy new encoder. Speaking of, you can find a list of what we're planning to buy on our Amazon wishlist and everything we currently use on our Amazon store.</text:p>
      <text:p text:style-name="Standard"/>
      <text:p text:style-name="Standard">We also have a gang of links under our affiliates tab on LinuxGameCast.com thanks to everyone using the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style style:name="ListLabel_20_93" style:display-name="ListLabel 93"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4" meta:word-count="1433" meta:character-count="9191" meta:non-whitespace-character-count="7902"/>
    <meta:generator>LibreOfficeDev/6.0.5.2$Linux_X86_64 LibreOffice_project/</meta:generator>
  </office:meta>
</office:document-meta>
</file>